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color="#0000FF"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color="#0000FF"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color="#0000FF"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color="#0000FF"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color="#0000FF" fo:font-size="14pt" style:font-size-asian="14pt" style:font-size-complex="14pt"/>
    </style:style>
    <style:style style:name="P18" style:parent-style-name="Standard" style:family="paragraph">
      <style:text-properties fo:color="#0000FF" fo:font-size="14pt" style:font-size-asian="14pt" style:font-size-complex="14pt"/>
    </style:style>
    <style:style style:name="P19" style:parent-style-name="Standard" style:family="paragraph">
      <style:text-properties fo:color="#0000FF" fo:font-size="14pt" style:font-size-asian="14pt" style:font-size-complex="14pt"/>
    </style:style>
    <style:style style:name="P20" style:parent-style-name="Standard" style:family="paragraph">
      <style:text-properties fo:color="#0000FF" fo:font-size="14pt" style:font-size-asian="14pt" style:font-size-complex="14pt"/>
    </style:style>
    <style:style style:name="P21" style:parent-style-name="Standard" style:family="paragraph">
      <style:text-properties fo:color="#0000FF" fo:font-size="14pt" style:font-size-asian="14pt" style:font-size-complex="14pt"/>
    </style:style>
    <style:style style:name="P22" style:parent-style-name="Standard" style:family="paragraph">
      <style:text-properties fo:color="#0000FF" fo:font-size="14pt" style:font-size-asian="14pt" style:font-size-complex="14pt"/>
    </style:style>
    <style:style style:name="P23" style:parent-style-name="Standard" style:family="paragraph">
      <style:text-properties fo:color="#000000" fo:font-size="14pt" style:font-size-asian="14pt" style:font-size-complex="14pt"/>
    </style:style>
    <style:style style:name="P24" style:parent-style-name="Standard" style:family="paragraph">
      <style:text-properties fo:color="#000000" fo:font-size="14pt" style:font-size-asian="14pt" style:font-size-complex="14pt"/>
    </style:style>
    <style:style style:name="P25" style:parent-style-name="Standard" style:family="paragraph">
      <style:text-properties fo:color="#000000" fo:font-size="14pt" style:font-size-asian="14pt" style:font-size-complex="14pt"/>
    </style:style>
    <style:style style:name="P26" style:parent-style-name="Standard" style:family="paragraph">
      <style:text-properties fo:color="#0000FF" fo:font-size="14pt" style:font-size-asian="14pt" style:font-size-complex="14pt"/>
    </style:style>
    <style:style style:name="P27" style:parent-style-name="Standard" style:family="paragraph">
      <style:text-properties fo:color="#000000" fo:font-size="14pt" style:font-size-asian="14pt" style:font-size-complex="14pt"/>
    </style:style>
    <style:style style:name="P28" style:parent-style-name="Standard" style:family="paragraph">
      <style:text-properties fo:color="#000000" fo:font-size="14pt" style:font-size-asian="14pt" style:font-size-complex="14pt"/>
    </style:style>
    <style:style style:name="P29" style:parent-style-name="Standard" style:family="paragraph">
      <style:text-properties fo:color="#000000" fo:font-size="14pt" style:font-size-asian="14pt" style:font-size-complex="14pt"/>
    </style:style>
    <style:style style:name="P30" style:parent-style-name="Standard" style:family="paragraph">
      <style:text-properties fo:color="#000000" fo:font-size="14pt" style:font-size-asian="14pt" style:font-size-complex="14pt"/>
    </style:style>
    <style:style style:name="P31" style:parent-style-name="Standard" style:family="paragraph">
      <style:text-properties fo:color="#0000FF" fo:font-size="14pt" style:font-size-asian="14pt" style:font-size-complex="14pt"/>
    </style:style>
    <style:style style:name="P32" style:parent-style-name="Standard" style:family="paragraph">
      <style:text-properties fo:color="#000000" fo:font-size="14pt" style:font-size-asian="14pt" style:font-size-complex="14pt"/>
    </style:style>
    <style:style style:name="P33" style:parent-style-name="Standard" style:family="paragraph">
      <style:text-properties fo:color="#000000" fo:font-size="14pt" style:font-size-asian="14pt" style:font-size-complex="14pt"/>
    </style:style>
    <style:style style:name="P34" style:parent-style-name="Standard" style:family="paragraph">
      <style:text-properties fo:color="#000000" fo:font-size="14pt" style:font-size-asian="14pt" style:font-size-complex="14pt"/>
    </style:style>
    <style:style style:name="P35" style:parent-style-name="Standard" style:family="paragraph">
      <style:text-properties fo:color="#000000" fo:font-size="14pt" style:font-size-asian="14pt" style:font-size-complex="14pt"/>
    </style:style>
    <style:style style:name="P36" style:parent-style-name="Standard" style:family="paragraph">
      <style:text-properties fo:color="#000000" fo:font-size="14pt" style:font-size-asian="14pt" style:font-size-complex="14pt"/>
    </style:style>
    <style:style style:name="P37" style:parent-style-name="Standard" style:family="paragraph">
      <style:text-properties fo:color="#0000FF" fo:font-size="14pt" style:font-size-asian="14pt" style:font-size-complex="14pt"/>
    </style:style>
    <style:style style:name="P38" style:parent-style-name="Standard" style:family="paragraph">
      <style:text-properties fo:color="#000000" fo:font-size="14pt" style:font-size-asian="14pt" style:font-size-complex="14pt"/>
    </style:style>
    <style:style style:name="P39" style:parent-style-name="Standard" style:family="paragraph">
      <style:text-properties fo:color="#000000" fo:font-size="14pt" style:font-size-asian="14pt" style:font-size-complex="14pt"/>
    </style:style>
    <style:style style:name="P40" style:parent-style-name="Standard" style:family="paragraph">
      <style:text-properties fo:color="#000000" fo:font-size="14pt" style:font-size-asian="14pt" style:font-size-complex="14pt"/>
    </style:style>
    <style:style style:name="P41" style:parent-style-name="Standard" style:family="paragraph">
      <style:text-properties fo:color="#000000" fo:font-size="14pt" style:font-size-asian="14pt" style:font-size-complex="14pt"/>
    </style:style>
    <style:style style:name="P42" style:parent-style-name="Standard" style:family="paragraph">
      <style:text-properties fo:color="#000000" fo:font-size="14pt" style:font-size-asian="14pt" style:font-size-complex="14pt"/>
    </style:style>
    <style:style style:name="P43" style:parent-style-name="Standard" style:family="paragraph">
      <style:text-properties fo:color="#0000FF" fo:font-size="14pt" style:font-size-asian="14pt" style:font-size-complex="14pt"/>
    </style:style>
    <style:style style:name="P44" style:parent-style-name="Standard" style:family="paragraph">
      <style:text-properties fo:color="#000000" fo:font-size="14pt" style:font-size-asian="14pt" style:font-size-complex="14pt"/>
    </style:style>
    <style:style style:name="P45" style:parent-style-name="Standard" style:family="paragraph">
      <style:text-properties fo:color="#0000FF" fo:font-size="14pt" style:font-size-asian="14pt" style:font-size-complex="14pt"/>
    </style:style>
    <style:style style:name="P46" style:parent-style-name="Standard" style:family="paragraph">
      <style:text-properties fo:color="#000000" fo:font-size="14pt" style:font-size-asian="14pt" style:font-size-complex="14pt"/>
    </style:style>
    <style:style style:name="P47" style:parent-style-name="Standard" style:family="paragraph">
      <style:text-properties fo:color="#000000" fo:font-size="14pt" style:font-size-asian="14pt" style:font-size-complex="14pt"/>
    </style:style>
    <style:style style:name="P48" style:parent-style-name="Standard" style:family="paragraph">
      <style:text-properties fo:color="#0000FF" fo:font-size="14pt" style:font-size-asian="14pt" style:font-size-complex="14pt"/>
    </style:style>
    <style:style style:name="P49" style:parent-style-name="Standard" style:family="paragraph">
      <style:text-properties fo:color="#000000" fo:font-size="14pt" style:font-size-asian="14pt" style:font-size-complex="14pt"/>
    </style:style>
    <style:style style:name="P50" style:parent-style-name="Standard" style:family="paragraph">
      <style:text-properties fo:color="#000000" fo:font-size="14pt" style:font-size-asian="14pt" style:font-size-complex="14pt"/>
    </style:style>
    <style:style style:name="P51" style:parent-style-name="Standard" style:family="paragraph">
      <style:text-properties fo:color="#000000" fo:font-size="14pt" style:font-size-asian="14pt" style:font-size-complex="14pt"/>
    </style:style>
    <style:style style:name="P52" style:parent-style-name="Standard" style:family="paragraph">
      <style:text-properties fo:color="#000000" fo:font-size="14pt" style:font-size-asian="14pt" style:font-size-complex="14pt"/>
    </style:style>
    <style:style style:name="P53" style:parent-style-name="Standard" style:family="paragraph">
      <style:text-properties fo:color="#000000" fo:font-size="14pt" style:font-size-asian="14pt" style:font-size-complex="14pt"/>
    </style:style>
    <style:style style:name="P54" style:parent-style-name="Standard" style:family="paragraph">
      <style:text-properties fo:color="#0000FF" fo:font-size="14pt" style:font-size-asian="14pt" style:font-size-complex="14pt"/>
    </style:style>
    <style:style style:name="P55" style:parent-style-name="Standard" style:family="paragraph">
      <style:text-properties fo:color="#000000" fo:font-size="14pt" style:font-size-asian="14pt" style:font-size-complex="14pt"/>
    </style:style>
    <style:style style:name="P56" style:parent-style-name="Standard" style:family="paragraph">
      <style:text-properties fo:color="#000000" fo:font-size="14pt" style:font-size-asian="14pt" style:font-size-complex="14pt"/>
    </style:style>
    <style:style style:name="P57" style:parent-style-name="Standard" style:family="paragraph">
      <style:text-properties fo:color="#000000" fo:font-size="14pt" style:font-size-asian="14pt" style:font-size-complex="14pt"/>
    </style:style>
    <style:style style:name="P58" style:parent-style-name="Standard" style:family="paragraph">
      <style:text-properties fo:color="#000000" fo:font-size="14pt" style:font-size-asian="14pt" style:font-size-complex="14pt"/>
    </style:style>
    <style:style style:name="P59" style:parent-style-name="Standard" style:family="paragraph">
      <style:text-properties fo:color="#000000" fo:font-size="14pt" style:font-size-asian="14pt" style:font-size-complex="14pt"/>
    </style:style>
    <style:style style:name="P60" style:parent-style-name="Standard" style:family="paragraph">
      <style:text-properties fo:color="#000000" fo:font-size="14pt" style:font-size-asian="14pt" style:font-size-complex="14pt"/>
    </style:style>
    <style:style style:name="P61" style:parent-style-name="Standard" style:family="paragraph">
      <style:text-properties fo:color="#000000" fo:font-size="14pt" style:font-size-asian="14pt" style:font-size-complex="14pt"/>
    </style:style>
    <style:style style:name="P62" style:parent-style-name="Standard" style:family="paragraph">
      <style:text-properties fo:color="#0000FF" fo:font-size="14pt" style:font-size-asian="14pt" style:font-size-complex="14pt"/>
    </style:style>
    <style:style style:name="P63" style:parent-style-name="Standard" style:family="paragraph">
      <style:text-properties fo:color="#0000FF" fo:font-size="14pt" style:font-size-asian="14pt" style:font-size-complex="14pt"/>
    </style:style>
    <style:style style:name="P64" style:parent-style-name="Standard" style:family="paragraph">
      <style:text-properties fo:color="#0000FF" fo:font-size="14pt" style:font-size-asian="14pt" style:font-size-complex="14pt"/>
    </style:style>
    <style:style style:name="P65" style:parent-style-name="Standard" style:family="paragraph">
      <style:text-properties fo:color="#0000FF" fo:font-size="14pt" style:font-size-asian="14pt" style:font-size-complex="14pt"/>
    </style:style>
    <style:style style:name="P66" style:parent-style-name="Standard" style:family="paragraph">
      <style:text-properties fo:color="#0000FF" fo:font-size="14pt" style:font-size-asian="14pt" style:font-size-complex="14pt"/>
    </style:style>
    <style:style style:name="P67" style:parent-style-name="Standard" style:family="paragraph">
      <style:text-properties fo:color="#0000FF" fo:font-size="14pt" style:font-size-asian="14pt" style:font-size-complex="14pt"/>
    </style:style>
    <style:style style:name="P68" style:parent-style-name="Standard" style:family="paragraph">
      <style:text-properties fo:color="#000000" fo:font-size="14pt" style:font-size-asian="14pt" style:font-size-complex="14pt"/>
    </style:style>
    <style:style style:name="P69" style:parent-style-name="Standard" style:family="paragraph">
      <style:text-properties fo:color="#000000" fo:font-size="14pt" style:font-size-asian="14pt" style:font-size-complex="14pt"/>
    </style:style>
    <style:style style:name="P70" style:parent-style-name="Standard" style:family="paragraph">
      <style:text-properties fo:color="#000000" fo:font-size="14pt" style:font-size-asian="14pt" style:font-size-complex="14pt"/>
    </style:style>
    <style:style style:name="P71" style:parent-style-name="Standard" style:family="paragraph">
      <style:text-properties fo:color="#000000" fo:font-size="14pt" style:font-size-asian="14pt" style:font-size-complex="14pt"/>
    </style:style>
    <style:style style:name="P72" style:parent-style-name="Standard" style:family="paragraph">
      <style:text-properties fo:color="#000000" fo:font-size="14pt" style:font-size-asian="14pt" style:font-size-complex="14pt"/>
    </style:style>
    <style:style style:name="P73" style:parent-style-name="Standard" style:family="paragraph">
      <style:text-properties fo:color="#000000" fo:font-size="14pt" style:font-size-asian="14pt" style:font-size-complex="14pt"/>
    </style:style>
    <style:style style:name="P74" style:parent-style-name="Standard" style:family="paragraph">
      <style:text-properties fo:color="#000000" fo:font-size="14pt" style:font-size-asian="14pt" style:font-size-complex="14pt"/>
    </style:style>
    <style:style style:name="P75" style:parent-style-name="Standard" style:family="paragraph">
      <style:text-properties fo:color="#000000" fo:font-size="14pt" style:font-size-asian="14pt" style:font-size-complex="14pt"/>
    </style:style>
    <style:style style:name="P76" style:parent-style-name="Standard" style:family="paragraph">
      <style:text-properties fo:color="#000000" fo:font-size="14pt" style:font-size-asian="14pt" style:font-size-complex="14pt"/>
    </style:style>
    <style:style style:name="P77" style:parent-style-name="Standard" style:family="paragraph">
      <style:text-properties fo:color="#000000" fo:font-size="14pt" style:font-size-asian="14pt" style:font-size-complex="14pt"/>
    </style:style>
    <style:style style:name="P78" style:parent-style-name="Standard" style:family="paragraph">
      <style:text-properties fo:color="#000000" fo:font-size="14pt" style:font-size-asian="14pt" style:font-size-complex="14pt"/>
    </style:style>
    <style:style style:name="P79" style:parent-style-name="Standard" style:family="paragraph">
      <style:text-properties fo:color="#000000" fo:font-size="14pt" style:font-size-asian="14pt" style:font-size-complex="14pt"/>
    </style:style>
    <style:style style:name="P80" style:parent-style-name="Standard" style:family="paragraph">
      <style:text-properties fo:color="#000000" fo:font-size="14pt" style:font-size-asian="14pt" style:font-size-complex="14pt"/>
    </style:style>
    <style:style style:name="P81" style:parent-style-name="Standard" style:family="paragraph">
      <style:text-properties fo:color="#000000" fo:font-size="14pt" style:font-size-asian="14pt" style:font-size-complex="14pt"/>
    </style:style>
    <style:style style:name="P82" style:parent-style-name="Standard" style:family="paragraph">
      <style:text-properties fo:color="#000000" fo:font-size="14pt" style:font-size-asian="14pt" style:font-size-complex="14pt"/>
    </style:style>
    <style:style style:name="P83" style:parent-style-name="Standard" style:family="paragraph">
      <style:text-properties fo:color="#000000" fo:font-size="14pt" style:font-size-asian="14pt" style:font-size-complex="14pt"/>
    </style:style>
    <style:style style:name="P84" style:parent-style-name="Standard" style:family="paragraph">
      <style:text-properties fo:color="#000000" fo:font-size="14pt" style:font-size-asian="14pt" style:font-size-complex="14pt"/>
    </style:style>
    <style:style style:name="P85" style:parent-style-name="Standard" style:family="paragraph">
      <style:text-properties fo:color="#000000" fo:font-size="14pt" style:font-size-asian="14pt" style:font-size-complex="14pt"/>
    </style:style>
    <style:style style:name="P86" style:parent-style-name="Standard" style:family="paragraph">
      <style:text-properties fo:color="#000000" fo:font-size="14pt" style:font-size-asian="14pt" style:font-size-complex="14pt"/>
    </style:style>
    <style:style style:name="P87" style:parent-style-name="Standard" style:family="paragraph">
      <style:text-properties fo:color="#0000FF" fo:font-size="14pt" style:font-size-asian="14pt" style:font-size-complex="14pt"/>
    </style:style>
    <style:style style:name="P88" style:parent-style-name="Standard" style:family="paragraph">
      <style:text-properties fo:color="#0000FF" fo:font-size="14pt" style:font-size-asian="14pt" style:font-size-complex="14pt"/>
    </style:style>
  </office:automatic-styles>
  <office:body>
    <office:text text:use-soft-page-breaks="true">
      <text:p text:style-name="P1">Wraz z karczmarzem, dochodzimy do zamkniętej starej karczmy</text:p>
      <text:p text:style-name="P2"/>
      <text:p text:style-name="P3">Karczmarz zaczyna rozmowę</text:p>
      <text:p text:style-name="Standard"/>
      <text:p text:style-name="P4">- Jesteśmy, to moja pierwsza karczma, tyle mam z nią wspomnień… do dziś pamiętam mojego pierwszego klienta. Nie wiem czy wiesz, ale opuściłem te<text:s/>miejsce z powodu zgiełku. Potrzebowałem trochę ciszy i spokoju. Karczmę na tamtej wyspie zbudowałem rok po przeprowadzeniu się tam, a i tak było to tylko kilka desek i dach. Początkowo przypływali tam rybacy, żeby sobie zrobić przerwę w pracy, dopiero potem ludzie stąd specjalnie przemierzali taki kawał drogi, aby zagościć w mojej karczmie, przez co została rozbudowana to tego co widziałaś.</text:p>
      <text:p text:style-name="P5">Ale dobrze, dość tych wspomnień. Zamierzam otworzyć na nowo moją starą karczmę, ludzie potrzebują miejsca gdzie będą mogli zapomnieć choć przez chwilę, o codziennych zmartwieniach.</text:p>
      <text:p text:style-name="P6">Jeśli będziesz czegoś potrzebowała możesz mnie odwiedzić i pytać śmiało.</text:p>
      <text:p text:style-name="P7">- Jak się dostać do zamku?</text:p>
      <text:p text:style-name="P8">- Chcesz dostać się do zamku… mhm… Będzie ciężko, słyszałem, że zamknięto bramę przez jakąś bestie i wieśniaków, którzy zaczęli protestować. Nie pamiętam przeciwko czemu, ale wsioki jak to wsioki coś im wpadnie w ucho, jeden drugiemu przekaże po swojemu i potem zaczynają się nieporozumienia. Jakby tak od czasu do czasu ktoś na środku placu wygłaszał krótką przemowę, wiesz o co mi chodzi, takie ogłoszenia co się dzieje w okolicy i dlaczego, a nie tak wszystko z drugiej trzeciej ręki. Ale wracając do tematu, słyszałem o tym miesiąc temu, więc może coś się zmieniło, choć na to bym nie liczył, żeby cokolwiek zmieniło się na lepsze zawsze trzeba długo czekać, zamknąć bramę umieją szybko a potem przez biurokracje na otwarcie jej można czekać i rok.</text:p>
      <text:p text:style-name="P9">- <text:s/>I…?</text:p>
      <text:p text:style-name="P10">- Nie mam pojęcia! Najlepiej jak porozmawiasz ze starostą tutejszej wioski Na… Natorów… Natworów… Nawrotów! Tak! Tak się nazywała jak mnie pamięć nie myli. On będzie pewnie wiedział co teraz w trawie piszczy.</text:p>
      <text:p text:style-name="P11">- Rozumiem, pogadam z nim.</text:p>
      <text:p text:style-name="P12">- Poczekaj, zanim pójdziesz, zabierz ze sobą tę paczkę, którą dał mi w porcie tutejszy przewoźnik, jest dla niejakiego Maćka, nie wiem czy go spotkałaś. Młody smutny chłopak, może rozweseli się gdy dostanie paczkę. Powinien się gdzieś błąkać po wiosce, może nawet w niej mieszka.</text:p>
      <text:p text:style-name="P13">- Kojarzę go, przekaże mu ją, gdy go spotkam.</text:p>
      <text:p text:style-name="P14">- Dziękuję, muszę zająć się moją karczmą. Jeśli masz jeszcze jakieś pytania nie krępuj się.</text:p>
      <text:p text:style-name="P15"/>
      <text:p text:style-name="P16">Opcje do wyboru:</text:p>
      <text:p text:style-name="P17">- Opowiedz mi coś o tej krainie.</text:p>
      <text:p text:style-name="P18">- Jak się dostać do wioski?</text:p>
      <text:p text:style-name="P19">- Opowiedz mi o wiosce.</text:p>
      <text:p text:style-name="P20">- Co powinnam wiedzieć o Sołtysie?</text:p>
      <text:soft-page-break/>
      <text:p text:style-name="P21">- Potrzebuję pieniędzy.</text:p>
      <text:p text:style-name="P22">- To wszystko, dziękuję za pomoc.</text:p>
      <text:p text:style-name="P23"/>
      <text:p text:style-name="P24"/>
      <text:p text:style-name="P25"/>
      <text:p text:style-name="P26">-<text:s/>Opowiedz mi coś o tej krainie.</text:p>
      <text:p text:style-name="P27">- Nazywa się Rines, jest to piękna kraina, choć nie mnie oceniać, bo za jej granice się nie zapuszczałem... Oprócz dużego lasu i wioski możesz zwiedzić starą kopalnię, piękne jezioro, w którym ryb jest niemało i nie mówię tu<text:s/>o jakiś rybach, które można trzymać w dzbanku, a o wielkich okazach, które mógłby zagościć na nie jednej uczcie wielkich magów. Na zachodzie <text:s/>znajduje się stara kopalnia soli, ale od wielu lat jest zamknięta. Na wschodzie od wioski znajduje się cmentarz z wielką kryptą, ale nie radzę się tam zapuszczać, ponoć jest nawiedzona. No i jest jeszcze zamek, duże miasto, byłem tam kilka razy, ale nie będę dużo opowiadać, może samej uda ci się je zwiedzić.</text:p>
      <text:p text:style-name="P28"/>
      <text:p text:style-name="P29"/>
      <text:p text:style-name="P30"/>
      <text:p text:style-name="P31">- Jak się dostać do wioski?</text:p>
      <text:p text:style-name="P32">- Udaj się tą ścieżką,<text:s/>zejdziesz nią do doliny aż dojesz do mostu. W trakcie schodzenia będziesz miała widok na całą dolinę, jeśli nie masz problemów ze wzrokiem to już powinnaś dostrzec wioskę. Następnie prostą drogą przez las dojesz do wioski.</text:p>
      <text:p text:style-name="P33"/>
      <text:p text:style-name="P34"/>
      <text:p text:style-name="P35"/>
      <text:p text:style-name="P36"/>
      <text:p text:style-name="P37">- Opowiedz mi o wiosce.</text:p>
      <text:p text:style-name="P38">-<text:s/>Wioska jak wioska, wszędzie pełno ludzi, każdy coś gada, pchają się i przepychają, jakby nie mogli chwilę poczekać, a niby na wsi życie płynie spokojniej… Nie licząc Starosty nie ma wiele osób z którymi warto by było rozmawiać, ale jak tam dotrzesz, to sama ocenisz.</text:p>
      <text:p text:style-name="P39"/>
      <text:p text:style-name="P40"/>
      <text:p text:style-name="P41"/>
      <text:p text:style-name="P42"/>
      <text:p text:style-name="P43">- Co powinnam wiedzieć o Sołtysie?</text:p>
      <text:p text:style-name="P44">- Rzadko gościł w mojej karczmie, nawet gdy była ona jeszcze tutaj. Ale nawet jak przychodził to siadał sam przy oknie i pijąc pogrążał się w zadumie. Próbowałem go kilka razy zagadać, ale nie był zbytnio rozmowny. Jak z nim będziesz rozmawiała to mów prosto z mostu, z tego co słyszałem nie lubi jak ktoś owija w bawełnę.</text:p>
      <text:p text:style-name="P45">- Rozumiem.</text:p>
      <text:p text:style-name="P46">- W sumie bez problemu się dogadacie...</text:p>
      <text:p text:style-name="P47"/>
      <text:p text:style-name="P48">- Potrzebuję pieniędzy.</text:p>
      <text:soft-page-break/>
      <text:p text:style-name="P49">- Nie mam przy sobie zbyt dużo monet, ale za karczmą leży moja<text:s/>stara skrzynia. Jest zapieczętowana specjalną magią, aby ją otworzyć potrzebna jest prawidłowa kombinacja specjalnych znaków. Jest prosta zaczynasz od górnego znaku a potem już ruchem okrężnym zgodnie z ruchem wskazówek zegara. Znajdziesz tam parę monet i<text:s/>kilka może przydatnych przedmiotów.</text:p>
      <text:p text:style-name="P50"/>
      <text:p text:style-name="P51"/>
      <text:p text:style-name="P52"/>
      <text:p text:style-name="P53"/>
      <text:p text:style-name="P54">- To wszystko, dziękuję za pomoc.</text:p>
      <text:p text:style-name="P55">- Uważaj na siebie.</text:p>
      <text:p text:style-name="P56">Koniec Rozmowy</text:p>
      <text:p text:style-name="P57"/>
      <text:p text:style-name="P58"/>
      <text:p text:style-name="P59"/>
      <text:p text:style-name="P60"/>
      <text:p text:style-name="P61">Zapętlone wybory:</text:p>
      <text:p text:style-name="P62">- Opowiedz mi coś o tej krainie.</text:p>
      <text:p text:style-name="P63">- Jak się dostać do wioski?</text:p>
      <text:p text:style-name="P64">- Opowiedz mi o wiosce.</text:p>
      <text:p text:style-name="P65">- Co powinnam wiedzieć o<text:s/>Sołtysie?</text:p>
      <text:p text:style-name="P66">- Potrzebuję pieniędzy.</text:p>
      <text:p text:style-name="P67">- To wszystko, dziękuję za pomoc.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ur Kwas</dc:creator>
    <meta:creation-date>2019-03-31T16:56:00Z</meta:creation-date>
    <dc:date>2019-05-07T10:07:00Z</dc:date>
    <meta:template xlink:href="Normal" xlink:type="simple"/>
    <meta:editing-cycles>4</meta:editing-cycles>
    <meta:editing-duration>PT2640S</meta:editing-duration>
    <meta:document-statistic meta:page-count="3" meta:paragraph-count="9" meta:word-count="699" meta:character-count="4884" meta:row-count="34" meta:non-whitespace-character-count="4194"/>
  </office:meta>
</office:document-meta>
</file>